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Zarządzanie sieciami botne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rzegorz Nowack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1:13:40.912006805</meta:creation-date>
    <meta:editing-duration>PT2M58S</meta:editing-duration>
    <meta:editing-cycles>2</meta:editing-cycles>
    <meta:generator>LibreOffice/5.3.7.2.0$Linux_X86_64 LibreOffice_project/30$Build-2</meta:generator>
    <dc:date>2018-10-19T11:16:39.300448610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